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2e5b"/>
    </style:style>
    <style:style style:name="T1" style:family="text">
      <style:text-properties officeooo:rsid="00022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Заморило Орест</text:span></text:p>
      <text:p text:style-name="P1"><text:span text:style-name="T1">2) Федак Іван</text:span></text:p>
      <text:p text:style-name="P1"><text:span text:style-name="T1">3) Новак Роман</text:span></text:p>
      <text:p text:style-name="P1"><text:span text:style-name="T1">4) Литвин Віра</text:span></text:p>
      <text:p text:style-name="P1"><text:span text:style-name="T1">5) Подібка Іван</text:span></text:p>
      <text:p text:style-name="P1"><text:span text:style-name="T1">6) Осецький Олександр</text:span></text:p>
      <text:p text:style-name="P1"><text:span text:style-name="T1">7) Іваніцький Любомир</text:span></text:p>
      <text:p text:style-name="P1"><text:span text:style-name="T1">8) Мелько Тарас</text:span></text:p>
      <text:p text:style-name="P1"><text:span text:style-name="T1">9) Ждек Микола</text:span></text:p>
      <text:p text:style-name="P1"><text:span text:style-name="T1">10) Федевич Любомир</text:span></text:p>
      <text:p text:style-name="P1"><text:span text:style-name="T1">11) Казимірський Андрій</text:span></text:p>
      <text:p text:style-name="P1"><text:span text:style-name="T1">12) Паук Андрій</text:span></text:p>
      <text:p text:style-name="P1"><text:span text:style-name="T1">13) Міхно Микита</text:span></text:p>
      <text:p text:style-name="P1"><text:span text:style-name="T1">14) Грабик Микола</text:span></text:p>
      <text:p text:style-name="P1"><text:span text:style-name="T1">15) Максисько Мирон</text:span></text:p>
      <text:p text:style-name="P1"><text:span text:style-name="T1">16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15:34:11.40</meta:creation-date>
    <dc:date>2013-12-01T15:38:52.90</dc:date>
    <meta:editing-duration>P0D</meta:editing-duration>
    <meta:editing-cycles>1</meta:editing-cycles>
    <meta:document-statistic meta:table-count="0" meta:image-count="0" meta:object-count="0" meta:page-count="1" meta:paragraph-count="16" meta:word-count="46" meta:character-count="257" meta:non-whitespace-character-count="226"/>
    <meta:generator>LibreOffice/4.0.4.2$Windows_x86 LibreOffice_project/9e9821abd0ffdbc09cd8c52eaa574fa09eb08f2</meta:generator>
  </office:meta>
</office:document-meta>
</file>